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d5697" officeooo:paragraph-rsid="001d5697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e7500" officeooo:paragraph-rsid="001e7500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44b48" officeooo:paragraph-rsid="00244b48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ce033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2e4f94" officeooo:paragraph-rsid="002e4f94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2fed7e" officeooo:paragraph-rsid="002e4f94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31c661" officeooo:paragraph-rsid="0031c661" style:font-name-asian="Courier New" style:font-size-asian="10pt" style:font-name-complex="Liberation Mono" style:font-size-complex="10pt"/>
    </style:style>
    <style:style style:name="T1" style:family="text">
      <style:text-properties officeooo:rsid="00202874"/>
    </style:style>
    <style:style style:name="T2" style:family="text">
      <style:text-properties officeooo:rsid="0027a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11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Загрузка фактов и списка картинок с диск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right-click переключение стиля управления.</text:p>
          </table:table-cell>
          <table:table-cell table:style-name="Table1.B2" office:value-type="string">
            <text:p text:style-name="P12">доработать<text:span text:style-name="T2">: если интерфейс не поймал клик, то смена стиля управления.</text:span></text:p>
          </table:table-cell>
        </table:table-row>
        <table:table-row>
          <table:table-cell table:style-name="Table1.A2" office:value-type="string">
            <text:p text:style-name="P8">No grab for gmTravel interface<text:span text:style-name="T1">, only for items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different opacity for content</text:p>
            <text:p text:style-name="P10">usually 0.8 for frame</text:p>
            <text:p text:style-name="P10">and 1.0 for content</text:p>
          </table:table-cell>
          <table:table-cell table:style-name="Table1.B2" office:value-type="string">
            <text:p text:style-name="P9">content.opacity:=Opacity;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Window.AntiAliasing := aa4SamplesNicer;</text:p>
          </table:table-cell>
        </table:table-row>
        <table:table-row>
          <table:table-cell table:style-name="Table1.A2" office:value-type="string">
            <text:p text:style-name="P13">Castle log: write time, datetime</text:p>
            <text:p text:style-name="P13"/>
          </table:table-cell>
          <table:table-cell table:style-name="Table1.B2" office:value-type="string">
            <text:p text:style-name="P2">type TLogDateStamp=(ldsNone,ldsTime,ldsDateTime);</text:p>
            <text:p text:style-name="Preformatted_20_Text">...</text:p>
            <text:p text:style-name="Preformatted_20_Text">procedure InitializeLog(const ProgramVersion: string = ''; const ALogStream: TStream = nil; DateTimeStamp:TLogDateStamp=ldsNone);</text:p>
            <text:p text:style-name="Preformatted_20_Text">...</text:p>
            <text:p text:style-name="P17">var CurrentLogDateTimeStampMode:TLogDateStamp;</text:p>
            <text:p text:style-name="P6"/>
          </table:table-cell>
        </table:table-row>
        <table:table-row>
          <table:table-cell table:style-name="Table1.A2" office:value-type="string">
            <text:p text:style-name="P14">interface.id</text:p>
            <text:p text:style-name="P14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On enter</text:p>
            <text:p text:style-name="P14">On leave</text:p>
            <text:p text:style-name="P14">On down</text:p>
            <text:p text:style-name="P14">On release</text:p>
            <text:p text:style-name="P14">(&gt;onClic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TouchOver interface_id</text:p>
            <text:p text:style-name="P14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state1</text:p>
            <text:p text:style-name="P14">state2</text:p>
            <text:p text:style-name="P14">animate state1-&gt;state2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Health bar + colo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actor -&gt; npc -&gt; character</text:p>
          </table:table-cell>
          <table:table-cell table:style-name="Table1.B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14">animation:</text:p>
            <text:p text:style-name="P14">slide</text:p>
            <text:p text:style-name="P14">fade</text:p>
            <text:p text:style-name="P14">zoo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Keep wind images between different game modes and fade in/out if necessary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actions/perks -&gt; perk.image</text:p>
          </table:table-cell>
          <table:table-cell table:style-name="Table1.B2" office:value-type="string">
            <text:p text:style-name="P2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22:50:02.706161464</dc:date>
    <meta:editing-duration>PT7H10M8S</meta:editing-duration>
    <meta:editing-cycles>14</meta:editing-cycles>
    <meta:generator>LibreOffice/4.3.3.2$Linux_X86_64 LibreOffice_project/430m0$Build-2</meta:generator>
    <meta:document-statistic meta:table-count="1" meta:image-count="0" meta:object-count="0" meta:page-count="2" meta:paragraph-count="46" meta:word-count="158" meta:character-count="1384" meta:non-whitespace-character-count="1271"/>
  </office:meta>
</office:document-meta>
</file>